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 fo:padding-bottom="1cm"/>
    </style:style>
    <style:style style:name="gr3" style:family="graphic" style:parent-style-name="objectwithoutfill">
      <style:graphic-properties draw:marker-end="Arrow" draw:marker-end-width="0.3cm" draw:fill="none" draw:textarea-vertical-align="middle" fo:padding-bottom="0cm" fo:padding-left="1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1" draw:id="id1" draw:layer="layout" svg:width="2.1cm" svg:height="2.1cm" svg:x="2.5cm" svg:y="2.7cm">
          <text:p text:style-name="P1"><text:span text:style-name="T1">Node 1</text:span></text:p>
        </draw:circle>
        <draw:circle draw:style-name="gr1" draw:text-style-name="P2" xml:id="id2" draw:id="id2" draw:layer="layout" svg:width="2.1cm" svg:height="2.1cm" svg:x="7.3cm" svg:y="2.7cm">
          <text:p text:style-name="P1"><text:span text:style-name="T1">Node 5</text:span></text:p>
        </draw:circle>
        <draw:connector draw:style-name="gr2" draw:text-style-name="P3" draw:layer="layout" draw:type="line" svg:x1="3.55cm" svg:y1="2.7cm" svg:x2="8.35cm" svg:y2="2.7cm" draw:start-shape="id1" draw:start-glue-point="0" draw:end-shape="id2" draw:end-glue-point="0" svg:d="M3550 2700h4800">
          <text:p text:style-name="P1"><text:span text:style-name="T2">(1)</text:span></text:p>
        </draw:connector>
        <draw:connector draw:style-name="gr2" draw:text-style-name="P3" draw:layer="layout" draw:type="line" svg:x1="8.35cm" svg:y1="4.8cm" svg:x2="3.55cm" svg:y2="4.8cm" draw:start-shape="id2" draw:start-glue-point="2" draw:end-shape="id1" draw:end-glue-point="2" svg:d="M8350 4800h-4800">
          <text:p text:style-name="P1"><text:span text:style-name="T2">(2)</text:span></text:p>
        </draw:connector>
        <draw:circle draw:style-name="gr1" draw:text-style-name="P2" xml:id="id3" draw:id="id3" draw:layer="layout" svg:width="2.1cm" svg:height="2.1cm" svg:x="2.5cm" svg:y="8.974cm">
          <text:p text:style-name="P1"><text:span text:style-name="T1">Node 1</text:span></text:p>
        </draw:circle>
        <draw:circle draw:style-name="gr1" draw:text-style-name="P2" xml:id="id5" draw:id="id5" draw:layer="layout" svg:width="2.1cm" svg:height="2.1cm" svg:x="12.6cm" svg:y="8.974cm">
          <text:p text:style-name="P1"><text:span text:style-name="T1">Node 5</text:span></text:p>
        </draw:circle>
        <draw:connector draw:style-name="gr2" draw:text-style-name="P3" draw:layer="layout" draw:type="line" svg:x1="3.55cm" svg:y1="8.974cm" svg:x2="8.35cm" svg:y2="8.974cm" draw:start-shape="id3" draw:start-glue-point="0" draw:end-shape="id4" draw:end-glue-point="0" svg:d="M3550 8974h4800">
          <text:p text:style-name="P1"><text:span text:style-name="T2">(1)</text:span></text:p>
        </draw:connector>
        <draw:connector draw:style-name="gr2" draw:text-style-name="P3" draw:layer="layout" draw:type="line" svg:x1="8.35cm" svg:y1="11.074cm" svg:x2="3.55cm" svg:y2="11.074cm" draw:start-shape="id4" draw:start-glue-point="2" draw:end-shape="id3" draw:end-glue-point="2" svg:d="M8350 11074h-4800">
          <text:p text:style-name="P1"><text:span text:style-name="T2">(4)</text:span></text:p>
        </draw:connector>
        <draw:circle draw:style-name="gr1" draw:text-style-name="P2" xml:id="id4" draw:id="id4" draw:layer="layout" svg:width="2.1cm" svg:height="2.1cm" svg:x="7.3cm" svg:y="8.974cm">
          <text:p text:style-name="P1"><text:span text:style-name="T1">Node 2</text:span></text:p>
        </draw:circle>
        <draw:connector draw:style-name="gr2" draw:text-style-name="P3" draw:layer="layout" draw:type="line" svg:x1="8.35cm" svg:y1="8.974cm" svg:x2="13.65cm" svg:y2="8.974cm" draw:start-shape="id4" draw:end-shape="id5" draw:end-glue-point="0" svg:d="M8350 8974h5300">
          <text:p text:style-name="P1"><text:span text:style-name="T2">(2)</text:span></text:p>
        </draw:connector>
        <draw:connector draw:style-name="gr2" draw:text-style-name="P3" draw:layer="layout" draw:type="line" svg:x1="13.65cm" svg:y1="11.074cm" svg:x2="8.35cm" svg:y2="11.074cm" draw:start-shape="id5" draw:end-shape="id4" draw:end-glue-point="2" svg:d="M13650 11074h-5300">
          <text:p text:style-name="P1"><text:span text:style-name="T2">(3)</text:span></text:p>
        </draw:connector>
        <draw:circle draw:style-name="gr1" draw:text-style-name="P2" xml:id="id6" draw:id="id6" draw:layer="layout" svg:width="2.1cm" svg:height="2.1cm" svg:x="2.5cm" svg:y="17.248cm">
          <text:p text:style-name="P1"><text:span text:style-name="T1">Node 1</text:span></text:p>
        </draw:circle>
        <draw:circle draw:style-name="gr1" draw:text-style-name="P2" xml:id="id8" draw:id="id8" draw:layer="layout" svg:width="2.1cm" svg:height="2.1cm" svg:x="12.6cm" svg:y="17.248cm">
          <text:p text:style-name="P1"><text:span text:style-name="T1">Node 5</text:span></text:p>
        </draw:circle>
        <draw:connector draw:style-name="gr2" draw:text-style-name="P3" draw:layer="layout" draw:type="line" svg:x1="3.55cm" svg:y1="17.248cm" svg:x2="8.35cm" svg:y2="13.748cm" draw:start-shape="id6" draw:start-glue-point="0" draw:end-shape="id7" draw:end-glue-point="0" svg:d="M3550 17248l4800-3500">
          <text:p text:style-name="P1"><text:span text:style-name="T2">(1)</text:span></text:p>
        </draw:connector>
        <draw:connector draw:style-name="gr2" draw:text-style-name="P3" draw:layer="layout" draw:type="line" svg:x1="8.35cm" svg:y1="15.848cm" svg:x2="4.6cm" svg:y2="18.298cm" draw:start-shape="id7" draw:start-glue-point="2" draw:end-shape="id6" draw:end-glue-point="1" svg:d="M8350 15848l-3750 2450">
          <text:p text:style-name="P1"><text:span text:style-name="T2">(4)</text:span></text:p>
        </draw:connector>
        <draw:circle draw:style-name="gr1" draw:text-style-name="P2" xml:id="id7" draw:id="id7" draw:layer="layout" svg:width="2.1cm" svg:height="2.1cm" svg:x="7.3cm" svg:y="13.748cm">
          <text:p text:style-name="P1"><text:span text:style-name="T1">Node 2</text:span></text:p>
        </draw:circle>
        <draw:connector draw:style-name="gr2" draw:text-style-name="P3" draw:layer="layout" draw:type="line" svg:x1="9.4cm" svg:y1="14.798cm" svg:x2="13.65cm" svg:y2="17.248cm" draw:start-shape="id7" draw:end-shape="id8" draw:end-glue-point="0" svg:d="M9400 14798l4250 2450">
          <text:p text:style-name="P1"><text:span text:style-name="T2">(2)</text:span></text:p>
        </draw:connector>
        <draw:connector draw:style-name="gr2" draw:text-style-name="P3" draw:layer="layout" draw:type="line" svg:x1="12.6cm" svg:y1="18.298cm" svg:x2="8.35cm" svg:y2="15.848cm" draw:start-shape="id8" draw:start-glue-point="3" draw:end-shape="id7" draw:end-glue-point="2" svg:d="M12600 18298l-4250-2450">
          <text:p text:style-name="P1"><text:span text:style-name="T2">(3)</text:span></text:p>
        </draw:connector>
        <draw:connector draw:style-name="gr2" draw:text-style-name="P3" draw:layer="layout" draw:type="line" svg:x1="4.6cm" svg:y1="18.298cm" svg:x2="12.6cm" svg:y2="18.298cm" draw:start-shape="id6" draw:start-glue-point="1" draw:end-shape="id8" draw:end-glue-point="3" svg:d="M4600 18298h8000">
          <text:p text:style-name="P1"><text:span text:style-name="T2">(4)</text:span></text:p>
        </draw:connector>
        <draw:connector draw:style-name="gr2" draw:text-style-name="P3" draw:layer="layout" draw:type="line" svg:x1="13.65cm" svg:y1="19.348cm" svg:x2="3.55cm" svg:y2="19.348cm" draw:start-shape="id8" draw:start-glue-point="2" draw:end-shape="id6" draw:end-glue-point="2" svg:d="M13650 19348h-10100">
          <text:p text:style-name="P1"><text:span text:style-name="T2">(5)</text:span></text:p>
        </draw:connector>
        <draw:circle draw:style-name="gr1" draw:text-style-name="P2" xml:id="id9" draw:id="id9" draw:layer="layout" svg:width="2.1cm" svg:height="2.1cm" svg:x="2.5cm" svg:y="21.848cm">
          <text:p text:style-name="P1"><text:span text:style-name="T1">Node 3</text:span></text:p>
        </draw:circle>
        <draw:circle draw:style-name="gr1" draw:text-style-name="P2" xml:id="id10" draw:id="id10" draw:layer="layout" svg:width="2.1cm" svg:height="2.1cm" svg:x="7.5cm" svg:y="24.248cm">
          <text:p text:style-name="P1"><text:span text:style-name="T1">Node 4</text:span></text:p>
        </draw:circle>
        <draw:connector draw:style-name="gr3" draw:text-style-name="P3" draw:layer="layout" draw:type="line" svg:x1="3.55cm" svg:y1="19.348cm" svg:x2="3.55cm" svg:y2="21.848cm" draw:start-shape="id6" draw:start-glue-point="2" draw:end-shape="id9" svg:d="M3550 19348v2500">
          <text:p text:style-name="P1"><text:span text:style-name="T2">(1)</text:span></text:p>
        </draw:connector>
        <draw:connector draw:style-name="gr2" draw:text-style-name="P3" draw:layer="layout" draw:type="line" svg:x1="4.6cm" svg:y1="22.898cm" svg:x2="7.5cm" svg:y2="25.298cm" draw:start-shape="id9" draw:start-glue-point="1" draw:end-shape="id10" draw:end-glue-point="3" svg:d="M4600 22898l2900 2400">
          <text:p text:style-name="P1"><text:span text:style-name="T2">(2)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nisha Djukic</meta:initial-creator>
    <meta:creation-date>2015-02-03T18:34:19.61</meta:creation-date>
    <dc:date>2015-02-04T10:31:06.67</dc:date>
    <dc:creator>Sinisha Djukic</dc:creator>
    <meta:editing-duration>PT15H41M36S</meta:editing-duration>
    <meta:editing-cycles>1</meta:editing-cycles>
    <meta:document-statistic meta:object-count="24"/>
    <meta:generator>OpenOffice/4.1.1$Win32 OpenOffice.org_project/411m6$Build-9775</meta:generator>
  </office:meta>
</office:document-meta>
</file>